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4000001D8D9051E836159D93D.png" manifest:media-type="image/png"/>
  <manifest:file-entry manifest:full-path="Pictures/1003001900005966000027CA17D75EF8A0ACE815.svg" manifest:media-type="image/svg+xml"/>
  <manifest:file-entry manifest:full-path="Pictures/100313C200005966000027CA2CCBB512C97BCB2C.svg" manifest:media-type="image/svg+xml"/>
  <manifest:file-entry manifest:full-path="Pictures/1000020100000424000001D8E1279A289EE247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831cm, 1.798cm, 0.17cm, 1.19cm)" draw:image-opacity="100%" style:mirror="none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996cm" fo:min-width="1.056cm"/>
    </style:style>
    <style:style style:name="gr3" style:family="graphic" style:parent-style-name="standard">
      <style:graphic-properties svg:stroke-color="#666666" draw:fill-color="#999999" draw:textarea-horizontal-align="justify" draw:textarea-vertical-align="middle" draw:auto-grow-height="false" fo:min-height="0.996cm" fo:min-width="1.056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67cm, 2.063cm, 0.519cm, 1.422cm)" draw:image-opacity="100%" style:mirror="none"/>
    </style:style>
    <style:style style:name="gr6" style:family="graphic" style:parent-style-name="standard">
      <style:graphic-properties svg:stroke-color="#ed1c24" draw:fill-color="#ed1c24" draw:textarea-horizontal-align="justify" draw:textarea-vertical-align="middle" draw:auto-grow-height="false" fo:min-height="1.448cm" fo:min-width="1.198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1.448cm" fo:min-width="1.19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808080"/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733cm" svg:height="10.239cm" svg:x="0.2cm" svg:y="0.8cm">
          <draw:image xlink:href="Pictures/100313C200005966000027CA2CCBB512C97BCB2C.svg" xlink:type="simple" xlink:show="embed" xlink:actuate="onLoad">
            <text:p/>
          </draw:image>
          <draw:image xlink:href="Pictures/1000020100000424000001D8E1279A289EE24715.png" xlink:type="simple" xlink:show="embed" xlink:actuate="onLoad"/>
        </draw:frame>
        <draw:custom-shape draw:style-name="gr2" draw:text-style-name="P2" draw:layer="layout" svg:width="2.2cm" svg:height="1.76cm" svg:x="8.2cm" svg:y="1.12cm">
          <text:p/>
          <draw:enhanced-geometry svg:viewBox="0 0 21600 21600" draw:glue-points="10800 0 3163 3163 0 10800 3163 18437 10800 21600 18437 18437 21600 10800 18437 3163" draw:text-areas="3163 3163 18437 18437" draw:type="ring" draw:modifiers="1619.46017994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2.2cm" svg:height="1.76cm" svg:x="4.8cm" svg:y="3.68cm">
          <text:p/>
          <draw:enhanced-geometry svg:viewBox="0 0 21600 21600" draw:glue-points="10800 0 3163 3163 0 10800 3163 18437 10800 21600 18437 18437 21600 10800 18437 3163" draw:text-areas="3163 3163 18437 18437" draw:type="ring" draw:modifiers="1619.46017994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5" draw:text-style-name="P1" draw:layer="layout" svg:width="26.599cm" svg:height="12.199cm" svg:x="0.325cm" svg:y="0.2cm">
          <draw:image xlink:href="Pictures/1003001900005966000027CA17D75EF8A0ACE815.svg" xlink:type="simple" xlink:show="embed" xlink:actuate="onLoad">
            <text:p/>
          </draw:image>
          <draw:image xlink:href="Pictures/1000020100000424000001D8D9051E836159D93D.png" xlink:type="simple" xlink:show="embed" xlink:actuate="onLoad"/>
        </draw:frame>
        <draw:custom-shape draw:style-name="gr6" draw:text-style-name="P2" draw:layer="layout" svg:width="2.4cm" svg:height="2.4cm" svg:x="7.8cm" svg:y="0.4cm">
          <text:p/>
          <draw:enhanced-geometry svg:viewBox="0 0 21600 21600" draw:glue-points="10800 0 3163 3163 0 10800 3163 18437 10800 21600 18437 18437 21600 10800 18437 3163" draw:text-areas="3163 3163 18437 18437" draw:type="ring" draw:modifiers="2419.9916701374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5" draw:layer="layout" svg:width="2.4cm" svg:height="2.4cm" svg:x="4.6cm" svg:y="4cm">
          <text:p/>
          <draw:enhanced-geometry svg:viewBox="0 0 21600 21600" draw:glue-points="10800 0 3163 3163 0 10800 3163 18437 10800 21600 18437 18437 21600 10800 18437 3163" draw:text-areas="3163 3163 18437 18437" draw:type="ring" draw:modifiers="2419.9916701374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19cm" fo:margin-bottom="0cm" fo:text-indent="0cm"/>
      <style:text-properties fo:font-size="22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39cm" fo:margin-bottom="0cm" fo:text-indent="0cm"/>
      <style:text-properties fo:font-size="19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9cm" fo:margin-bottom="0cm" fo:text-indent="0cm"/>
      <style:text-properties fo:font-size="16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2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049cm" svg:x="1cm" svg:y="4.248cm"/>
      <draw:page-thumbnail draw:layer="backgroundobjects" svg:width="8.999cm" svg:height="4.049cm" svg:x="1cm" svg:y="12.824cm"/>
      <draw:page-thumbnail draw:layer="backgroundobjects" svg:width="8.999cm" svg:height="4.049cm" svg:x="1cm" svg:y="21.4cm"/>
      <draw:page-thumbnail draw:layer="backgroundobjects" svg:width="8.999cm" svg:height="4.049cm" svg:x="11cm" svg:y="4.248cm"/>
      <draw:page-thumbnail draw:layer="backgroundobjects" svg:width="8.999cm" svg:height="4.049cm" svg:x="11cm" svg:y="12.824cm"/>
      <draw:page-thumbnail draw:layer="backgroundobjects" svg:width="8.999cm" svg:height="4.049cm" svg:x="11cm" svg:y="21.4cm"/>
    </style:handout-master>
    <style:master-page style:name="Standard" style:page-layout-name="PM1" draw:style-name="Mdp1">
      <draw:frame presentation:style-name="Standard-title" draw:layer="backgroundobjects" svg:width="25.199cm" svg:height="2.103cm" svg:x="1.4cm" svg:y="0.502cm" presentation:class="title" presentation:placeholder="true">
        <draw:text-box/>
      </draw:frame>
      <draw:frame presentation:style-name="Standard-outline1" draw:layer="backgroundobjects" svg:width="25.199cm" svg:height="7.307cm" svg:x="1.4cm" svg:y="2.948cm" presentation:class="outline" presentation:placeholder="true">
        <draw:text-box/>
      </draw:frame>
      <draw:frame presentation:style-name="Mpr1" draw:text-style-name="MP2" draw:layer="backgroundobjects" svg:width="6.523cm" svg:height="0.868cm" svg:x="1.4cm" svg:y="11.4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8cm" svg:x="9.576cm" svg:y="11.47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868cm" svg:x="20.076cm" svg:y="11.47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1:36:33.467674377</meta:creation-date>
    <dc:date>2019-01-09T21:36:26.216400326</dc:date>
    <meta:editing-duration>PT21M44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